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Helvetica" fo:font-size="12pt" style:text-underline-style="none" fo:font-weight="normal" style:font-name-asian="Helvetica" style:font-size-asian="12pt" style:font-weight-asian="normal" style:font-name-complex="Helvetica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it</text:p>
      <text:p text:style-name="P1">paraview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Compiler </text:span></text:p>
      <text:p text:style-name="Standard"/>
      <text:p text:style-name="Standard">Python myscript.py</text:p>
      <text:p text:style-name="Standard"/>
      <text:p text:style-name="Standard">Module load python-extras</text:p>
      <text:p text:style-name="Standard">Spyder &amp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line Gorham</meta:initial-creator>
    <meta:editing-cycles>4</meta:editing-cycles>
    <meta:creation-date>2013-01-23T17:07:00</meta:creation-date>
    <dc:date>2013-02-18T23:33:21</dc:date>
    <meta:editing-duration>PT1S</meta:editing-duration>
    <meta:generator>OpenOffice.org/3.4.1$Unix OpenOffice.org_project/341m1$Build-9593</meta:generator>
    <meta:document-statistic meta:table-count="0" meta:image-count="0" meta:object-count="0" meta:page-count="1" meta:paragraph-count="6" meta:word-count="10" meta:character-count="73"/>
    <meta:user-defined meta:name="AppVersion">14.0000</meta:user-defined>
    <meta:user-defined meta:name="Company">King's College Lond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